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of="urn:oasis:names:tc:opendocument:xmlns:of:1.2" xmlns:calcext="urn:org:documentfoundation:names:experimental:calc:xmlns:calcext:1.0" office:version="1.2">
  <office:automatic-styles>
    <style:style style:name="auto-1773525246285" style:family="table-cell">
      <style:table-cell-properties fo:border-top="0.06pt solid #000000" fo:border-bottom="0.06pt solid #000000" fo:border-left="0.06pt solid #000000"/>
    </style:style>
    <style:style style:name="auto-1773525246289" style:family="table-cell">
      <style:table-cell-properties fo:border-top="0.06pt solid #000000" fo:border-bottom="0.06pt solid #000000"/>
    </style:style>
    <style:style style:name="auto-1773525246291" style:family="table-cell">
      <style:table-cell-properties fo:border-top="0.06pt solid #000000" fo:border-right="0.06pt solid #000000" fo:border-bottom="0.06pt solid #000000"/>
    </style:style>
    <style:style style:name="auto-1773525334200" style:family="table-cell">
      <style:paragraph-properties fo:text-align="start"/>
    </style:style>
  </office:automatic-styles>
  <office:body>
    <office:spreadsheet>
      <table:table table:name="Sheet1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table:style-name="auto-1773525246285" table:number-columns-spanned="3" office:value-type="float" office:value="123">
            <text:p>123</text:p>
          </table:table-cell>
          <table:table-cell table:style-name="auto-1773525246289"/>
          <table:table-cell table:style-name="auto-1773525246291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table:style-name="auto-1773525334200" office:value-type="float" office:value="1">
            <text:p>1</text:p>
          </table:table-cell>
          <table:table-cell/>
          <table:table-cell/>
        </table:table-row>
        <table:table-row>
          <table:table-cell table:style-name="auto-1773525334200" office:value-type="float" office:value="2">
            <text:p>2</text:p>
          </table:table-cell>
          <table:table-cell/>
          <table:table-cell/>
        </table:table-row>
        <table:table-row>
          <table:table-cell table:style-name="auto-1773525334200" office:value-type="float" office:value="3">
            <text:p>3</text:p>
          </table:table-cell>
          <table:table-cell/>
          <table:table-cell/>
        </table:table-row>
        <table:table-row>
          <table:table-cell table:style-name="auto-1773525334200" office:value-type="float" office:value="4">
            <text:p>4</text:p>
          </table:table-cell>
          <table:table-cell/>
          <table:table-cell/>
        </table:table-row>
        <table:table-row>
          <table:table-cell table:style-name="auto-1773525334200" office:value-type="float" office:value="5">
            <text:p>5</text:p>
          </table:table-cell>
          <table:table-cell/>
          <table:table-cell/>
        </table:table-row>
        <table:table-row>
          <table:table-cell table:style-name="auto-1773525334200" office:value-type="float" office:value="6">
            <text:p>6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default-style style:family="table-cell">
      <style:text-properties fo:font-size="10pt" style:font-name="Arial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creation-date>2026-03-14T18:21:39.368Z</meta:creation-date>
    <dc:date>2026-03-14T21:55:38.721Z</dc:date>
  </office:meta>
</office:document-meta>
</file>